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Ubuntu, 'Helvetica Neue', sans-serif"/>
  </office:font-face-decls>
  <office:automatic-styles>
    <style:style style:name="P1" style:family="paragraph" style:parent-style-name="Standard">
      <style:text-properties officeooo:rsid="0017f789" officeooo:paragraph-rsid="0017f78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f789" officeooo:paragraph-rsid="0017f78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f789" officeooo:paragraph-rsid="0017f78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f789" officeooo:paragraph-rsid="0017f789" style:font-weight-asian="normal" style:font-weight-complex="normal"/>
    </style:style>
    <style:style style:name="P5" style:family="paragraph" style:parent-style-name="Standard">
      <style:paragraph-properties style:line-height-at-least="0.1583in"/>
      <style:text-properties fo:color="#d4d4d4" loext:opacity="100%" style:font-name="Consolas" fo:font-size="11pt" fo:font-weight="normal" fo:background-color="#1e1e1e" style:font-size-asian="11pt" style:font-size-complex="11pt"/>
    </style:style>
    <style:style style:name="P6" style:family="paragraph" style:parent-style-name="Standard">
      <style:paragraph-properties style:line-height-at-least="0.1583in"/>
      <style:text-properties fo:color="#d4d4d4" loext:opacity="100%" fo:font-size="11pt" fo:background-color="#1e1e1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6a9955" loext:opacity="100%" style:font-name="Consolas" fo:font-size="11pt" fo:font-weight="normal" officeooo:rsid="0017f789" officeooo:paragraph-rsid="0017f789" fo:background-color="#1e1e1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line-height-at-least="0.1583in"/>
      <style:text-properties fo:color="#6a9955" loext:opacity="100%" style:font-name="Consolas" fo:font-size="11pt" fo:font-weight="normal" fo:background-color="#1e1e1e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6a9955" loext:opacity="100%" style:font-name="Consolas" fo:font-size="11pt" fo:font-weight="normal" officeooo:rsid="0017f789" officeooo:paragraph-rsid="0017f789" fo:background-color="#1e1e1e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.1583in"/>
      <style:text-properties fo:color="#6a9955" loext:opacity="100%" fo:font-size="11pt" fo:background-color="#1e1e1e" style:font-size-asian="11pt" style:font-size-complex="11pt"/>
    </style:style>
    <style:style style:name="P11" style:family="paragraph" style:parent-style-name="Standard">
      <style:paragraph-properties style:line-height-at-least="0.1583in"/>
      <style:text-properties fo:font-size="11pt" style:font-size-asian="11pt" style:font-size-complex="11pt"/>
    </style:style>
    <style:style style:name="P12" style:family="paragraph" style:parent-style-name="Standard">
      <style:paragraph-properties fo:margin-top="0in" fo:margin-bottom="0.1965in" style:contextual-spacing="false" style:line-height-at-least="0.1583in"/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f789" officeooo:paragraph-rsid="0017f78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8.39999961853027pt" fo:background-color="#1e1e1e" loext:char-shading-value="0"/>
    </style:style>
    <style:style style:name="T4" style:family="text">
      <style:text-properties fo:color="#ce9178" loext:opacity="100%" style:font-name="Consolas" fo:font-size="8.39999961853027pt" fo:background-color="transparent" loext:char-shading-value="0"/>
    </style:style>
    <style:style style:name="T5" style:family="text">
      <style:text-properties fo:color="#ce9178" loext:opacity="100%" style:font-name="Consolas" fo:font-size="8.39999961853027pt" fo:background-color="transparent" loext:char-shading-value="0"/>
    </style:style>
    <style:style style:name="T6" style:family="text">
      <style:text-properties fo:color="#ce9178" loext:opacity="100%" style:font-name="Consolas" fo:font-size="8.39999961853027pt" fo:font-weight="normal"/>
    </style:style>
    <style:style style:name="T7" style:family="text">
      <style:text-properties fo:color="#ce9178" loext:opacity="100%" style:font-name="Consolas" fo:font-weight="normal"/>
    </style:style>
    <style:style style:name="T8" style:family="text">
      <style:text-properties fo:color="#000000" loext:opacity="100%" style:font-name="Consolas" fo:font-size="8.39999961853027pt" fo:background-color="transparent" loext:char-shading-value="0"/>
    </style:style>
    <style:style style:name="T9" style:family="text">
      <style:text-properties fo:color="#000000" loext:opacity="100%" style:font-name="Liberation Serif" fo:font-size="8.39999961853027pt" fo:background-color="transparent" loext:char-shading-value="0"/>
    </style:style>
    <style:style style:name="T10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11" style:family="text">
      <style:text-properties fo:color="#000000" loext:opacity="100%" style:font-name="Liberation Serif" fo:background-color="transparent" loext:char-shading-value="0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8.39999961853027pt" fo:font-weight="normal"/>
    </style:style>
    <style:style style:name="T14" style:family="text">
      <style:text-properties fo:color="#569cd6" loext:opacity="100%" style:font-name="Consolas" fo:font-weight="normal"/>
    </style:style>
    <style:style style:name="T15" style:family="text">
      <style:text-properties fo:color="#4fc1ff" loext:opacity="100%"/>
    </style:style>
    <style:style style:name="T16" style:family="text">
      <style:text-properties fo:color="#4fc1ff" loext:opacity="100%" style:font-name="Consolas" fo:font-size="8.39999961853027pt" fo:font-weight="normal"/>
    </style:style>
    <style:style style:name="T17" style:family="text">
      <style:text-properties fo:color="#4fc1ff" loext:opacity="100%" style:font-name="Consolas" fo:font-weight="normal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8.39999961853027pt" fo:font-weight="normal"/>
    </style:style>
    <style:style style:name="T20" style:family="text">
      <style:text-properties fo:color="#dcdcaa" loext:opacity="100%" style:font-name="Consolas" fo:font-weight="normal"/>
    </style:style>
    <style:style style:name="T21" style:family="text">
      <style:text-properties style:font-name="Consolas" fo:font-weight="normal"/>
    </style:style>
    <style:style style:name="T22" style:family="text">
      <style:text-properties style:font-name="Consolas" fo:font-size="8.39999961853027pt" fo:font-weight="normal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8.39999961853027pt" fo:font-weight="normal"/>
    </style:style>
    <style:style style:name="T25" style:family="text">
      <style:text-properties fo:color="#9cdcfe" loext:opacity="100%" style:font-name="Consolas" fo:font-weight="normal"/>
    </style:style>
    <style:style style:name="T26" style:family="text">
      <style:text-properties fo:color="#c586c0" loext:opacity="100%" style:font-name="Consolas" fo:font-size="8.39999961853027pt" fo:font-weight="normal"/>
    </style:style>
    <style:style style:name="T27" style:family="text">
      <style:text-properties fo:color="#c586c0" loext:opacity="100%" style:font-name="Consolas" fo:font-weight="normal"/>
    </style:style>
    <style:style style:name="T28" style:family="text">
      <style:text-properties fo:color="#b5cea8" loext:opacity="100%" style:font-name="Consolas" fo:font-size="8.39999961853027pt" fo:font-weight="normal"/>
    </style:style>
    <style:style style:name="T29" style:family="text">
      <style:text-properties fo:color="#b5cea8" loext:opacity="100%" style:font-name="Consolas" fo:font-weight="normal"/>
    </style:style>
    <style:style style:name="T30" style:family="text">
      <style:text-properties fo:color="#6a9955" loext:opacity="100%" style:font-name="Consolas" fo:font-size="8.39999961853027pt" fo:font-weight="normal"/>
    </style:style>
    <style:style style:name="T31" style:family="text">
      <style:text-properties fo:color="#6a9955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ume, prenume:</text:span> Bolocan Alexandru</text:p>
      <text:p text:style-name="P1"><text:span text:style-name="T1">Grupa:</text:span> TI-221</text:p>
      <text:p text:style-name="P1"><text:span text:style-name="T1">Disciplina:</text:span> Programarea Web II</text:p>
      <text:p text:style-name="P1"/>
      <text:p text:style-name="P2">EXAMEN</text:p>
      <text:p text:style-name="P2"/>
      <text:p text:style-name="P4"><text:span text:style-name="T1">Site-ul utilizat:</text:span> <text:a xlink:type="simple" xlink:href="https://automationteststore.com/" text:style-name="Internet_20_link" text:visited-style-name="Visited_20_Internet_20_Link"><text:span text:style-name="T10">https://automationteststore.com/</text:span></text:a></text:p>
      <text:p text:style-name="P4"><text:span text:style-name="T10"/></text:p>
      <text:p text:style-name="P4"><text:span text:style-name="T10"/></text:p>
      <text:p text:style-name="P13"><text:span text:style-name="T11">Scenariu I – Registration</text:span></text:p>
      <text:p text:style-name="P7">// @ts-nocheck</text:p>
      <text:p text:style-name="P5"><text:span text:style-name="T12">const</text:span> { <text:span text:style-name="T15">test</text:span>, <text:span text:style-name="T15">expect</text:span>, <text:span text:style-name="T15">chromium</text:span>} = <text:span text:style-name="T18">require</text:span>(<text:span text:style-name="T2">'@playwright/test'</text:span>);</text:p>
      <text:p text:style-name="P11"/>
      <text:p text:style-name="P8">/*</text:p>
      <text:p text:style-name="P10">    <text:span text:style-name="T21">1. Important: Use different FIRST_NAME, LAST_NAME, EMAIL AND LOGIN for tests 2 and 3</text:span></text:p>
      <text:p text:style-name="P10">    <text:span text:style-name="T21">2. For test 4 you should use credentials for an existing account</text:span></text:p>
      <text:p text:style-name="P10">    <text:span text:style-name="T21">3. All data changes you can do in the constants declared in the registration details section </text:span></text:p>
      <text:p text:style-name="P8">*/</text:p>
      <text:p text:style-name="P11"/>
      <text:p text:style-name="P5"><text:span text:style-name="T12">const</text:span> <text:span text:style-name="T15">URL</text:span> = <text:span text:style-name="T2">"https://automationteststore.com/"</text:span>;</text:p>
      <text:p text:style-name="P5"><text:span text:style-name="T12">const</text:span> <text:span text:style-name="T15">REGISTER_URL</text:span> = <text:span text:style-name="T2">"https://automationteststore.com/index.php?rt=account/create"</text:span>;</text:p>
      <text:p text:style-name="P5"><text:span text:style-name="T12">const</text:span> <text:span text:style-name="T15">ACCOUNT_SUCCESS_CREATED_URL</text:span> = <text:span text:style-name="T2">'https://automationteststore.com/index.php?rt=account/success'</text:span>;</text:p>
      <text:p text:style-name="P5"><text:span text:style-name="T12">const</text:span> <text:span text:style-name="T15">LOGIN_REGISTER_BUTTON</text:span> = <text:span text:style-name="T2">'Login or register'</text:span>;</text:p>
      <text:p text:style-name="P5"><text:span text:style-name="T12">const</text:span> <text:span text:style-name="T15">CONTINUE_REG_BUTTON</text:span> = <text:span text:style-name="T2">'[title="Continue"]'</text:span>;</text:p>
      <text:p text:style-name="P11"/>
      <text:p text:style-name="P8">// ======== registration details ======</text:p>
      <text:p text:style-name="P11"/>
      <text:p text:style-name="P8">// required fields values</text:p>
      <text:p text:style-name="P5"><text:span text:style-name="T12">const</text:span> <text:span text:style-name="T15">REQ_FIRST_NAME</text:span> = <text:span text:style-name="T2">'Ion'</text:span>;</text:p>
      <text:p text:style-name="P5"><text:span text:style-name="T12">const</text:span> <text:span text:style-name="T15">REQ_LAST_NAME</text:span> = <text:span text:style-name="T2">'Stog'</text:span>;</text:p>
      <text:p text:style-name="P5"><text:span text:style-name="T12">const</text:span> <text:span text:style-name="T15">REQ_EMAIL</text:span> = <text:span text:style-name="T2">'ion_stog@gmail.com'</text:span>;</text:p>
      <text:p text:style-name="P5"><text:span text:style-name="T12">const</text:span> <text:span text:style-name="T15">REQ_ADDRESS_1</text:span> = <text:span text:style-name="T2">'Mountain 1/1'</text:span>;</text:p>
      <text:p text:style-name="P5"><text:span text:style-name="T12">const</text:span> <text:span text:style-name="T15">REQ_CITY</text:span> = <text:span text:style-name="T2">'Bucuresti'</text:span>;</text:p>
      <text:p text:style-name="P5"><text:span text:style-name="T12">const</text:span> <text:span text:style-name="T15">REQ_REGION_STATE</text:span> = <text:span text:style-name="T2">'Bucuresti'</text:span>;</text:p>
      <text:p text:style-name="P5"><text:span text:style-name="T12">const</text:span> <text:span text:style-name="T15">REQ_ZIP_CODE</text:span> = <text:span text:style-name="T2">'2080'</text:span>;</text:p>
      <text:p text:style-name="P5"><text:span text:style-name="T12">const</text:span> <text:span text:style-name="T15">REQ_COUNTRY</text:span> = <text:span text:style-name="T2">'Romania'</text:span>;</text:p>
      <text:p text:style-name="P5"><text:span text:style-name="T12">const</text:span> <text:span text:style-name="T15">REQ_LOGIN_NAME</text:span> = <text:span text:style-name="T2">'Ion_Stog'</text:span>;</text:p>
      <text:p text:style-name="P5"><text:span text:style-name="T12">const</text:span> <text:span text:style-name="T15">REQ_PASS_1</text:span> = <text:span text:style-name="T2">'pass1234'</text:span>;</text:p>
      <text:p text:style-name="P5"><text:span text:style-name="T12">const</text:span> <text:span text:style-name="T15">REQ_PASS_2</text:span> = <text:span text:style-name="T2">'pass1234'</text:span>;</text:p>
      <text:p text:style-name="P11"/>
      <text:p text:style-name="P8">// wrong required fields values</text:p>
      <text:p text:style-name="P5"><text:span text:style-name="T12">const</text:span> <text:span text:style-name="T15">REQ_WRONG_PASS_1</text:span> = <text:span text:style-name="T2">'wrongPassword_1'</text:span></text:p>
      <text:p text:style-name="P11"/>
      <text:p text:style-name="P8">// optional fields values</text:p>
      <text:p text:style-name="P5"><text:span text:style-name="T12">const</text:span> <text:span text:style-name="T15">OP_PHONE</text:span> = <text:span text:style-name="T2">'+37368987968'</text:span>;</text:p>
      <text:p text:style-name="P5"><text:span text:style-name="T12">const</text:span> <text:span text:style-name="T15">OP_FAX</text:span> = <text:span text:style-name="T2">'+373688578675'</text:span>;</text:p>
      <text:p text:style-name="P5"><text:span text:style-name="T12">const</text:span> <text:span text:style-name="T15">OP_COMPANY</text:span> = <text:span text:style-name="T2">'Microsoft'</text:span>;</text:p>
      <text:p text:style-name="P5"><text:soft-page-break/><text:span text:style-name="T12">const</text:span> <text:span text:style-name="T15">OP_ADDRESS_2</text:span> = <text:span text:style-name="T2">'FIXIKI 22'</text:span>;</text:p>
      <text:p text:style-name="P11"/>
      <text:p text:style-name="P8">// required</text:p>
      <text:p text:style-name="P5"><text:span text:style-name="T12">const</text:span> <text:span text:style-name="T15">FIRST_NAME_ID</text:span> = <text:span text:style-name="T2">'[id="AccountFrm_firstname"]'</text:span>;</text:p>
      <text:p text:style-name="P5"><text:span text:style-name="T12">const</text:span> <text:span text:style-name="T15">LAST_NAME_ID</text:span> = <text:span text:style-name="T2">'[id="AccountFrm_lastname"]'</text:span>;</text:p>
      <text:p text:style-name="P5"><text:span text:style-name="T12">const</text:span> <text:span text:style-name="T15">EMAIL_ID</text:span> = <text:span text:style-name="T2">'[id="AccountFrm_email"]'</text:span>;</text:p>
      <text:p text:style-name="P5"><text:span text:style-name="T12">const</text:span> <text:span text:style-name="T15">ADDRESS1_ID</text:span> = <text:span text:style-name="T2">'[id="AccountFrm_address_1"]'</text:span>;</text:p>
      <text:p text:style-name="P5"><text:span text:style-name="T12">const</text:span> <text:span text:style-name="T15">CITY_ID</text:span> = <text:span text:style-name="T2">'[id="AccountFrm_city"]'</text:span>;</text:p>
      <text:p text:style-name="P5"><text:span text:style-name="T12">const</text:span> <text:span text:style-name="T15">REGION_STATE_ID</text:span> = <text:span text:style-name="T2">'[id="AccountFrm_zone_id"]'</text:span>;</text:p>
      <text:p text:style-name="P5"><text:span text:style-name="T12">const</text:span> <text:span text:style-name="T15">ZIP_CODE_ID</text:span> = <text:span text:style-name="T2">'[id="AccountFrm_postcode"]'</text:span>;</text:p>
      <text:p text:style-name="P5"><text:span text:style-name="T12">const</text:span> <text:span text:style-name="T15">COUNTRY_ID</text:span> = <text:span text:style-name="T2">'[id="AccountFrm_country_id"]'</text:span>;</text:p>
      <text:p text:style-name="P5"><text:span text:style-name="T12">const</text:span> <text:span text:style-name="T15">LOGIN_ID</text:span> = <text:span text:style-name="T2">'[id="AccountFrm_loginname"]'</text:span>;</text:p>
      <text:p text:style-name="P5"><text:span text:style-name="T12">const</text:span> <text:span text:style-name="T15">PASS1_ID</text:span> = <text:span text:style-name="T2">'[id="AccountFrm_password"]'</text:span>;</text:p>
      <text:p text:style-name="P5"><text:span text:style-name="T12">const</text:span> <text:span text:style-name="T15">PASS2_ID</text:span> = <text:span text:style-name="T2">'[id="AccountFrm_confirm"]'</text:span>;</text:p>
      <text:p text:style-name="P5"><text:span text:style-name="T12">const</text:span> <text:span text:style-name="T15">SUBSCRIBE_NO_ID</text:span> = <text:span text:style-name="T2">'[id="AccountFrm_newsletter0"]'</text:span>;</text:p>
      <text:p text:style-name="P5"><text:span text:style-name="T12">const</text:span> <text:span text:style-name="T15">AGREE_ID</text:span> = <text:span text:style-name="T2">'[id="AccountFrm_agree"]'</text:span>;</text:p>
      <text:p text:style-name="P11"/>
      <text:p text:style-name="P8">// optional</text:p>
      <text:p text:style-name="P5"><text:span text:style-name="T12">const</text:span> <text:span text:style-name="T15">PHONE_ID</text:span> = <text:span text:style-name="T2">'[id="AccountFrm_telephone"]'</text:span>;</text:p>
      <text:p text:style-name="P5"><text:span text:style-name="T12">const</text:span> <text:span text:style-name="T15">FAX_ID</text:span> = <text:span text:style-name="T2">'[id="AccountFrm_fax"]'</text:span>;</text:p>
      <text:p text:style-name="P5"><text:span text:style-name="T12">const</text:span> <text:span text:style-name="T15">COMPANY_ID</text:span> = <text:span text:style-name="T2">'[id="AccountFrm_company"]'</text:span>;</text:p>
      <text:p text:style-name="P5"><text:span text:style-name="T12">const</text:span> <text:span text:style-name="T15">ADDRESS2_ID</text:span> = <text:span text:style-name="T2">'[id="AccountFrm_address_2"]'</text:span>;</text:p>
      <text:p text:style-name="P11"/>
      <text:p text:style-name="P8">// allert messages</text:p>
      <text:p text:style-name="P5"><text:span text:style-name="T12">const</text:span> <text:span text:style-name="T15">ALLERT_MESSAGE</text:span> = <text:span text:style-name="T2">'[class="alert alert-error alert-danger"]'</text:span>;</text:p>
      <text:p text:style-name="P5"><text:span text:style-name="T12">const</text:span> <text:span text:style-name="T15">ERR_PASSWORD_MISMATCH</text:span> = <text:span text:style-name="T2">'Password confirmation does not match password!'</text:span>;</text:p>
      <text:p text:style-name="P5"><text:span text:style-name="T12">const</text:span> <text:span text:style-name="T15">ERR_AGREE</text:span> = <text:span text:style-name="T2">'Error: You must agree to the Privacy Policy!'</text:span>;</text:p>
      <text:p text:style-name="P5"><text:span text:style-name="T12">const</text:span> <text:span text:style-name="T15">ERR_EXISTING_EMAIL</text:span> = <text:span text:style-name="T2">'Error: E-Mail Address is already registered!'</text:span>;</text:p>
      <text:p text:style-name="P12"/>
      <text:p text:style-name="P5"><text:span text:style-name="T12">async</text:span> <text:span text:style-name="T12">function</text:span> <text:span text:style-name="T18">go_to_login_register</text:span>(<text:span text:style-name="T23">page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goto</text:span><text:span text:style-name="T21">(</text:span><text:span text:style-name="T17">URL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17">LOGIN_REGISTER_BUTTON</text:span><text:span text:style-name="T21"> }).</text:span><text:span text:style-name="T20">click</text:span><text:span text:style-name="T21">();</text:span></text:p>
      <text:p text:style-name="P5">}</text:p>
      <text:p text:style-name="P11"/>
      <text:p text:style-name="P5"><text:span text:style-name="T12">async</text:span> <text:span text:style-name="T12">function</text:span> <text:span text:style-name="T18">register_required</text:span>(<text:span text:style-name="T23">page</text:span>, <text:span text:style-name="T23">first_name</text:span>, <text:span text:style-name="T23">last_name</text:span>, <text:span text:style-name="T23">email</text:span>, <text:span text:style-name="T23">address1</text:span>, <text:span text:style-name="T23">city</text:span>, <text:span text:style-name="T23">region_state</text:span>, <text:span text:style-name="T23">zip_code</text:span>, <text:span text:style-name="T23">country</text:span>, <text:span text:style-name="T23">login</text:span>, <text:span text:style-name="T23">pass1</text:span>, <text:span text:style-name="T23">pass2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REGISTER_URL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FIRST_NAME_ID</text:span><text:span text:style-name="T21">).</text:span><text:span text:style-name="T20">fill</text:span><text:span text:style-name="T21">(</text:span><text:span text:style-name="T25">first_nam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AST_NAME_ID</text:span><text:span text:style-name="T21">).</text:span><text:span text:style-name="T20">fill</text:span><text:span text:style-name="T21">(</text:span><text:span text:style-name="T25">last_nam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EMAIL_ID</text:span><text:span text:style-name="T21">).</text:span><text:span text:style-name="T20">fill</text:span><text:span text:style-name="T21">(</text:span><text:span text:style-name="T25">email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DDRESS1_ID</text:span><text:span text:style-name="T21">).</text:span><text:span text:style-name="T20">fill</text:span><text:span text:style-name="T21">(</text:span><text:span text:style-name="T25">address1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14">const</text:span><text:span text:style-name="T21"> </text:span><text:span text:style-name="T17">country_element</text:span><text:span text:style-name="T21"> = </text:span>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UNTRY_ID</text:span><text:span text:style-name="T21">);</text:span></text:p>
      <text:p text:style-name="P6">    <text:span text:style-name="T27">await</text:span><text:span text:style-name="T21"> </text:span><text:span text:style-name="T17">country_element</text:span><text:span text:style-name="T21">.</text:span><text:span text:style-name="T20">selectOption</text:span><text:span text:style-name="T21">({</text:span><text:span text:style-name="T25">label:</text:span><text:span text:style-name="T21"> </text:span><text:span text:style-name="T25">country</text:span><text:span text:style-name="T21">}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14">const</text:span><text:span text:style-name="T21"> </text:span><text:span text:style-name="T17">region_state_element</text:span><text:span text:style-name="T21"> = </text:span>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REGION_STATE_ID</text:span><text:span text:style-name="T21">);</text:span></text:p>
      <text:p text:style-name="P6"><text:soft-page-break/>    <text:span text:style-name="T17">region_state_element</text:span><text:span text:style-name="T21">.</text:span><text:span text:style-name="T20">selectOption</text:span><text:span text:style-name="T21">({</text:span><text:span text:style-name="T25">label:</text:span><text:span text:style-name="T21"> </text:span><text:span text:style-name="T25">region_state</text:span><text:span text:style-name="T21">}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ITY_ID</text:span><text:span text:style-name="T21">).</text:span><text:span text:style-name="T20">fill</text:span><text:span text:style-name="T21">(</text:span><text:span text:style-name="T25">city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ZIP_CODE_ID</text:span><text:span text:style-name="T21">).</text:span><text:span text:style-name="T20">fill</text:span><text:span text:style-name="T21">(</text:span><text:span text:style-name="T25">zip_cod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OGIN_ID</text:span><text:span text:style-name="T21">).</text:span><text:span text:style-name="T20">fill</text:span><text:span text:style-name="T21">(</text:span><text:span text:style-name="T25">login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PASS1_ID</text:span><text:span text:style-name="T21">).</text:span><text:span text:style-name="T20">fill</text:span><text:span text:style-name="T21">(</text:span><text:span text:style-name="T25">pass1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PASS2_ID</text:span><text:span text:style-name="T21">).</text:span><text:span text:style-name="T20">fill</text:span><text:span text:style-name="T21">(</text:span><text:span text:style-name="T25">pass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SUBSCRIBE_NO_ID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5">}</text:p>
      <text:p text:style-name="P11"/>
      <text:p text:style-name="P5"><text:span text:style-name="T12">async</text:span> <text:span text:style-name="T12">function</text:span> <text:span text:style-name="T18">register_optional</text:span>(<text:span text:style-name="T23">page</text:span>, <text:span text:style-name="T23">phone</text:span>, <text:span text:style-name="T23">fax</text:span>, <text:span text:style-name="T23">company</text:span>, <text:span text:style-name="T23">address2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PHONE_ID</text:span><text:span text:style-name="T21">).</text:span><text:span text:style-name="T20">fill</text:span><text:span text:style-name="T21">(</text:span><text:span text:style-name="T25">phon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FAX_ID</text:span><text:span text:style-name="T21">).</text:span><text:span text:style-name="T20">fill</text:span><text:span text:style-name="T21">(</text:span><text:span text:style-name="T25">fax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MPANY_ID</text:span><text:span text:style-name="T21">).</text:span><text:span text:style-name="T20">fill</text:span><text:span text:style-name="T21">(</text:span><text:span text:style-name="T25">company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DDRESS2_ID</text:span><text:span text:style-name="T21">).</text:span><text:span text:style-name="T20">fill</text:span><text:span text:style-name="T21">(</text:span><text:span text:style-name="T25">address2</text:span><text:span text:style-name="T21">);</text:span></text:p>
      <text:p text:style-name="P5">}</text:p>
      <text:p text:style-name="P11"/>
      <text:p text:style-name="P5"><text:span text:style-name="T18">test</text:span>(<text:span text:style-name="T2">'REG_ACC_001: go to login-register page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5">});</text:p>
      <text:p text:style-name="P11"/>
      <text:p text:style-name="P5"><text:span text:style-name="T18">test</text:span>(<text:span text:style-name="T2">'REG_ACC_002: register only with required data + accept terms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0">register_required</text:span><text:span text:style-name="T21">(</text:span><text:span text:style-name="T25">page</text:span><text:span text:style-name="T21">, </text:span><text:span text:style-name="T17">REQ_FIRST_NAME</text:span><text:span text:style-name="T21">, </text:span><text:span text:style-name="T17">REQ_LAST_NAME</text:span><text:span text:style-name="T21">, </text:span><text:span text:style-name="T17">REQ_EMAIL</text:span><text:span text:style-name="T21">, </text:span><text:span text:style-name="T17">REQ_ADDRESS_1</text:span><text:span text:style-name="T21">, </text:span><text:span text:style-name="T17">REQ_CITY</text:span><text:span text:style-name="T21">, </text:span><text:span text:style-name="T17">REQ_REGION_STATE</text:span><text:span text:style-name="T21">, </text:span><text:span text:style-name="T17">REQ_ZIP_CODE</text:span><text:span text:style-name="T21">, </text:span><text:span text:style-name="T17">REQ_COUNTRY</text:span><text:span text:style-name="T21">, </text:span><text:span text:style-name="T17">REQ_LOGIN_NAME</text:span><text:span text:style-name="T21">, </text:span><text:span text:style-name="T17">REQ_PASS_1</text:span><text:span text:style-name="T21">, </text:span><text:span text:style-name="T17">REQ_PASS_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GREE_ID</text:span><text:span text:style-name="T21">).</text:span><text:span text:style-name="T20">setChecked</text:span><text:span text:style-name="T21">(</text:span><text:span text:style-name="T14">tru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ACCOUNT_SUCCESS_CREATED_URL</text:span><text:span text:style-name="T21">);</text:span></text:p>
      <text:p text:style-name="P5">});</text:p>
      <text:p text:style-name="P11"/>
      <text:p text:style-name="P5"><text:span text:style-name="T18">test</text:span>(<text:span text:style-name="T2">'REG_ACC_003: register with required + optional data + accept terms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0">register_required</text:span><text:span text:style-name="T21">(</text:span><text:span text:style-name="T25">page</text:span><text:span text:style-name="T21">, </text:span><text:span text:style-name="T17">REQ_FIRST_NAME</text:span><text:span text:style-name="T21">, </text:span><text:span text:style-name="T17">REQ_LAST_NAME</text:span><text:span text:style-name="T21">, </text:span><text:span text:style-name="T17">REQ_EMAIL</text:span><text:span text:style-name="T21">, </text:span><text:span text:style-name="T17">REQ_ADDRESS_1</text:span><text:span text:style-name="T21">, </text:span><text:span text:style-name="T17">REQ_CITY</text:span><text:span text:style-name="T21">, </text:span><text:span text:style-name="T17">REQ_REGION_STATE</text:span><text:span text:style-name="T21">, </text:span><text:span text:style-name="T17">REQ_ZIP_CODE</text:span><text:span text:style-name="T21">, </text:span><text:span text:style-name="T17">REQ_COUNTRY</text:span><text:span text:style-name="T21">, </text:span><text:span text:style-name="T17">REQ_LOGIN_NAME</text:span><text:span text:style-name="T21">, </text:span><text:span text:style-name="T17">REQ_PASS_1</text:span><text:span text:style-name="T21">, </text:span><text:span text:style-name="T17">REQ_PASS_2</text:span><text:span text:style-name="T21">);</text:span></text:p>
      <text:p text:style-name="P6">    <text:span text:style-name="T27">await</text:span><text:span text:style-name="T21"> </text:span><text:span text:style-name="T20">register_optional</text:span><text:span text:style-name="T21">(</text:span><text:span text:style-name="T25">page</text:span><text:span text:style-name="T21">, </text:span><text:span text:style-name="T17">OP_PHONE</text:span><text:span text:style-name="T21">, </text:span><text:span text:style-name="T17">OP_FAX</text:span><text:span text:style-name="T21">, </text:span><text:span text:style-name="T17">OP_COMPANY</text:span><text:span text:style-name="T21">, </text:span><text:span text:style-name="T17">OP_ADDRESS_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GREE_ID</text:span><text:span text:style-name="T21">).</text:span><text:span text:style-name="T20">setChecked</text:span><text:span text:style-name="T21">(</text:span><text:span text:style-name="T14">true</text:span><text:span text:style-name="T21">);</text:span></text:p>
      <text:p text:style-name="P6"><text:soft-page-break/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ACCOUNT_SUCCESS_CREATED_URL</text:span><text:span text:style-name="T21">);</text:span></text:p>
      <text:p text:style-name="P5">});</text:p>
      <text:p text:style-name="P11"/>
      <text:p text:style-name="P8">// try to register an existing account</text:p>
      <text:p text:style-name="P5"><text:span text:style-name="T18">test</text:span>(<text:span text:style-name="T2">'REG_ACC_004: register an account with existing email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0">register_required</text:span><text:span text:style-name="T21">(</text:span><text:span text:style-name="T25">page</text:span><text:span text:style-name="T21">, </text:span><text:span text:style-name="T17">REQ_FIRST_NAME</text:span><text:span text:style-name="T21">, </text:span><text:span text:style-name="T17">REQ_LAST_NAME</text:span><text:span text:style-name="T21">, </text:span><text:span text:style-name="T17">REQ_EMAIL</text:span><text:span text:style-name="T21">, </text:span><text:span text:style-name="T17">REQ_ADDRESS_1</text:span><text:span text:style-name="T21">, </text:span><text:span text:style-name="T17">REQ_CITY</text:span><text:span text:style-name="T21">, </text:span><text:span text:style-name="T17">REQ_REGION_STATE</text:span><text:span text:style-name="T21">, </text:span><text:span text:style-name="T17">REQ_ZIP_CODE</text:span><text:span text:style-name="T21">, </text:span><text:span text:style-name="T17">REQ_COUNTRY</text:span><text:span text:style-name="T21">, </text:span><text:span text:style-name="T17">REQ_LOGIN_NAME</text:span><text:span text:style-name="T21">, </text:span><text:span text:style-name="T17">REQ_PASS_1</text:span><text:span text:style-name="T21">, </text:span><text:span text:style-name="T17">REQ_PASS_2</text:span><text:span text:style-name="T21">);</text:span></text:p>
      <text:p text:style-name="P6">    <text:span text:style-name="T27">await</text:span><text:span text:style-name="T21"> </text:span><text:span text:style-name="T20">register_optional</text:span><text:span text:style-name="T21">(</text:span><text:span text:style-name="T25">page</text:span><text:span text:style-name="T21">, </text:span><text:span text:style-name="T17">OP_PHONE</text:span><text:span text:style-name="T21">, </text:span><text:span text:style-name="T17">OP_FAX</text:span><text:span text:style-name="T21">, </text:span><text:span text:style-name="T17">OP_COMPANY</text:span><text:span text:style-name="T21">, </text:span><text:span text:style-name="T17">OP_ADDRESS_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GREE_ID</text:span><text:span text:style-name="T21">).</text:span><text:span text:style-name="T20">setChecked</text:span><text:span text:style-name="T21">(</text:span><text:span text:style-name="T14">tru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ContainText</text:span><text:span text:style-name="T21">(</text:span><text:span text:style-name="T17">ERR_EXISTING_EMAIL</text:span><text:span text:style-name="T21">);</text:span></text:p>
      <text:p text:style-name="P5">});</text:p>
      <text:p text:style-name="P11"/>
      <text:p text:style-name="P5"><text:span text:style-name="T18">test</text:span>(<text:span text:style-name="T2">'REG_ACC_005: register only with optional data + accept terms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31">//await register_required(page, REQ_FIRST_NAME, REQ_LAST_NAME, REQ_EMAIL, REQ_ADDRESS_1, REQ_CITY, REQ_REGION_STATE, REQ_ZIP_CODE, REQ_COUNTRY, REQ_LOGIN_NAME, REQ_PASS_1, REQ_PASS_2);</text:span></text:p>
      <text:p text:style-name="P6">    <text:span text:style-name="T27">await</text:span><text:span text:style-name="T21"> </text:span><text:span text:style-name="T20">register_optional</text:span><text:span text:style-name="T21">(</text:span><text:span text:style-name="T25">page</text:span><text:span text:style-name="T21">, </text:span><text:span text:style-name="T17">OP_PHONE</text:span><text:span text:style-name="T21">, </text:span><text:span text:style-name="T17">OP_FAX</text:span><text:span text:style-name="T21">, </text:span><text:span text:style-name="T17">OP_COMPANY</text:span><text:span text:style-name="T21">, </text:span><text:span text:style-name="T17">OP_ADDRESS_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GREE_ID</text:span><text:span text:style-name="T21">).</text:span><text:span text:style-name="T20">setChecked</text:span><text:span text:style-name="T21">(</text:span><text:span text:style-name="T14">tru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BeVisible</text:span><text:span text:style-name="T21">();</text:span></text:p>
      <text:p text:style-name="P5">});</text:p>
      <text:p text:style-name="P11"/>
      <text:p text:style-name="P5"><text:span text:style-name="T18">test</text:span>(<text:span text:style-name="T2">'REG_ACC_006: do not agree terms register with required + optional data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0">register_required</text:span><text:span text:style-name="T21">(</text:span><text:span text:style-name="T25">page</text:span><text:span text:style-name="T21">, </text:span><text:span text:style-name="T17">REQ_FIRST_NAME</text:span><text:span text:style-name="T21">, </text:span><text:span text:style-name="T17">REQ_LAST_NAME</text:span><text:span text:style-name="T21">, </text:span><text:span text:style-name="T17">REQ_EMAIL</text:span><text:span text:style-name="T21">, </text:span><text:span text:style-name="T17">REQ_ADDRESS_1</text:span><text:span text:style-name="T21">, </text:span><text:span text:style-name="T17">REQ_CITY</text:span><text:span text:style-name="T21">, </text:span><text:span text:style-name="T17">REQ_REGION_STATE</text:span><text:span text:style-name="T21">, </text:span><text:span text:style-name="T17">REQ_ZIP_CODE</text:span><text:span text:style-name="T21">, </text:span><text:span text:style-name="T17">REQ_COUNTRY</text:span><text:span text:style-name="T21">, </text:span><text:span text:style-name="T17">REQ_LOGIN_NAME</text:span><text:span text:style-name="T21">, </text:span><text:span text:style-name="T17">REQ_PASS_1</text:span><text:span text:style-name="T21">, </text:span><text:span text:style-name="T17">REQ_PASS_2</text:span><text:span text:style-name="T21">);</text:span></text:p>
      <text:p text:style-name="P6">    <text:span text:style-name="T27">await</text:span><text:span text:style-name="T21"> </text:span><text:span text:style-name="T20">register_optional</text:span><text:span text:style-name="T21">(</text:span><text:span text:style-name="T25">page</text:span><text:span text:style-name="T21">, </text:span><text:span text:style-name="T17">OP_PHONE</text:span><text:span text:style-name="T21">, </text:span><text:span text:style-name="T17">OP_FAX</text:span><text:span text:style-name="T21">, </text:span><text:span text:style-name="T17">OP_COMPANY</text:span><text:span text:style-name="T21">, </text:span><text:span text:style-name="T17">OP_ADDRESS_2</text:span><text:span text:style-name="T21">);</text:span></text:p>
      <text:p text:style-name="P6">    <text:span text:style-name="T31">//await page.locator(AGREE_ID).click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ContainText</text:span><text:span text:style-name="T21">(</text:span><text:span text:style-name="T17">ERR_AGREE</text:span><text:span text:style-name="T21">);</text:span></text:p>
      <text:p text:style-name="P5">});</text:p>
      <text:p text:style-name="P11"/>
      <text:p text:style-name="P8"><text:soft-page-break/>// test case where passwords mismatch</text:p>
      <text:p text:style-name="P5"><text:span text:style-name="T18">test</text:span>(<text:span text:style-name="T2">'REG_ACC_007: register a new account where password and confirm password mismatch.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_register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0">register_required</text:span><text:span text:style-name="T21">(</text:span><text:span text:style-name="T25">page</text:span><text:span text:style-name="T21">, </text:span><text:span text:style-name="T17">REQ_FIRST_NAME</text:span><text:span text:style-name="T21">, </text:span><text:span text:style-name="T17">REQ_LAST_NAME</text:span><text:span text:style-name="T21">, </text:span><text:span text:style-name="T17">REQ_EMAIL</text:span><text:span text:style-name="T21">, </text:span><text:span text:style-name="T17">REQ_ADDRESS_1</text:span><text:span text:style-name="T21">, </text:span><text:span text:style-name="T17">REQ_CITY</text:span><text:span text:style-name="T21">, </text:span><text:span text:style-name="T17">REQ_REGION_STATE</text:span><text:span text:style-name="T21">, </text:span><text:span text:style-name="T17">REQ_ZIP_CODE</text:span><text:span text:style-name="T21">, </text:span><text:span text:style-name="T17">REQ_COUNTRY</text:span><text:span text:style-name="T21">, </text:span><text:span text:style-name="T17">REQ_LOGIN_NAME</text:span><text:span text:style-name="T21">, </text:span><text:span text:style-name="T17">REQ_WRONG_PASS_1</text:span><text:span text:style-name="T21">, </text:span><text:span text:style-name="T17">REQ_PASS_2</text:span><text:span text:style-name="T21">);</text:span></text:p>
      <text:p text:style-name="P6">    <text:span text:style-name="T27">await</text:span><text:span text:style-name="T21"> </text:span><text:span text:style-name="T20">register_optional</text:span><text:span text:style-name="T21">(</text:span><text:span text:style-name="T25">page</text:span><text:span text:style-name="T21">, </text:span><text:span text:style-name="T17">OP_PHONE</text:span><text:span text:style-name="T21">, </text:span><text:span text:style-name="T17">OP_FAX</text:span><text:span text:style-name="T21">, </text:span><text:span text:style-name="T17">OP_COMPANY</text:span><text:span text:style-name="T21">, </text:span><text:span text:style-name="T17">OP_ADDRESS_2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AGREE_ID</text:span><text:span text:style-name="T21">).</text:span><text:span text:style-name="T20">setChecked</text:span><text:span text:style-name="T21">(</text:span><text:span text:style-name="T14">tru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CONTINUE_REG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ALLERT_MESSAGE</text:span><text:span text:style-name="T21">)).</text:span><text:span text:style-name="T20">toContainText</text:span><text:span text:style-name="T21">(</text:span><text:span text:style-name="T17">ERR_PASSWORD_MISMATCH</text:span><text:span text:style-name="T21">);</text:span></text:p>
      <text:p text:style-name="P5">});</text:p>
      <text:p text:style-name="P4"/>
      <text:p text:style-name="P4"/>
      <text:p text:style-name="P4"/>
      <text:p text:style-name="P13">Scenariu II – Login</text:p>
      <text:p text:style-name="P3"/>
      <text:p text:style-name="P7">// @ts-nocheck</text:p>
      <text:p text:style-name="P5"><text:span text:style-name="T12">const</text:span> { <text:span text:style-name="T15">test</text:span>, <text:span text:style-name="T15">expect</text:span>, <text:span text:style-name="T15">chromium</text:span>} = <text:span text:style-name="T18">require</text:span>(<text:span text:style-name="T2">'@playwright/test'</text:span>);</text:p>
      <text:p text:style-name="P11"/>
      <text:p text:style-name="P5"><text:span text:style-name="T12">const</text:span> <text:span text:style-name="T15">URL</text:span> = <text:span text:style-name="T2">"https://automationteststore.com/"</text:span>;</text:p>
      <text:p text:style-name="P5"><text:span text:style-name="T12">const</text:span> <text:span text:style-name="T15">LOGIN_URL</text:span> = <text:span text:style-name="T2">"https://automationteststore.com/index.php?rt=account/login"</text:span>;</text:p>
      <text:p text:style-name="P5"><text:span text:style-name="T12">const</text:span> <text:span text:style-name="T15">ACCOUNT_URL</text:span> = <text:span text:style-name="T2">'https://automationteststore.com/index.php?rt=account/account'</text:span>;</text:p>
      <text:p text:style-name="P5"><text:span text:style-name="T12">const</text:span> <text:span text:style-name="T15">LOGIN_REGISTER_BUTTON</text:span> = <text:span text:style-name="T2">'Login or register'</text:span>;</text:p>
      <text:p text:style-name="P11"/>
      <text:p text:style-name="P5"><text:span text:style-name="T12">const</text:span> <text:span text:style-name="T15">LOGIN_NAME_ID</text:span> = <text:span text:style-name="T2">'[id="loginFrm_loginname"]'</text:span>;</text:p>
      <text:p text:style-name="P5"><text:span text:style-name="T12">const</text:span> <text:span text:style-name="T15">PASSWORD_ID</text:span> = <text:span text:style-name="T2">'[id="loginFrm_password"]'</text:span>;</text:p>
      <text:p text:style-name="P5"><text:span text:style-name="T12">const</text:span> <text:span text:style-name="T15">LOGIN_BUTTON</text:span> = <text:span text:style-name="T2">'[title="Login"]'</text:span>;</text:p>
      <text:p text:style-name="P11"/>
      <text:p text:style-name="P5"><text:span text:style-name="T12">const</text:span> <text:span text:style-name="T15">ERR_MESSAGE_CLASS</text:span> = <text:span text:style-name="T2">'[class="alert alert-error alert-danger"]'</text:span>;</text:p>
      <text:p text:style-name="P5"><text:span text:style-name="T12">const</text:span> <text:span text:style-name="T15">ERR_MESSAGE</text:span> = <text:span text:style-name="T2">'Error: Incorrect login or password provided.'</text:span>;</text:p>
      <text:p text:style-name="P11"/>
      <text:p text:style-name="P8">// valid account login</text:p>
      <text:p text:style-name="P5"><text:span text:style-name="T12">const</text:span> <text:span text:style-name="T15">VALID_LOGIN_NAME</text:span> = <text:span text:style-name="T2">'Alexandru_Bolocan'</text:span>;</text:p>
      <text:p text:style-name="P5"><text:span text:style-name="T12">const</text:span> <text:span text:style-name="T15">VALID_PASSWORD</text:span> = <text:span text:style-name="T2">'pass1234'</text:span>;</text:p>
      <text:p text:style-name="P11"/>
      <text:p text:style-name="P8">// invalid account</text:p>
      <text:p text:style-name="P5"><text:span text:style-name="T12">const</text:span> <text:span text:style-name="T15">WRONG_LOGIN_NAME</text:span> = <text:span text:style-name="T2">'login_user'</text:span>;</text:p>
      <text:p text:style-name="P5"><text:span text:style-name="T12">const</text:span> <text:span text:style-name="T15">WRONG_PASSWORD</text:span> = <text:span text:style-name="T2">'777000'</text:span>;</text:p>
      <text:p text:style-name="P11"/>
      <text:p text:style-name="P5"><text:span text:style-name="T12">async</text:span> <text:span text:style-name="T12">function</text:span> <text:span text:style-name="T18">go_to_login</text:span>(<text:span text:style-name="T23">page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goto</text:span><text:span text:style-name="T21">(</text:span><text:span text:style-name="T17">URL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17">LOGIN_REGISTER_BUTTON</text:span><text:span text:style-name="T21"> }).</text:span><text:span text:style-name="T20">click</text:span><text:span text:style-name="T21">();</text:span></text:p>
      <text:p text:style-name="P5">}</text:p>
      <text:p text:style-name="P11"/>
      <text:p text:style-name="P5"><text:span text:style-name="T12">async</text:span> <text:span text:style-name="T12">function</text:span> <text:span text:style-name="T18">login</text:span>(<text:span text:style-name="T23">page</text:span>, <text:span text:style-name="T23">username</text:span>, <text:span text:style-name="T23">password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OGIN_NAME_ID</text:span><text:span text:style-name="T21">).</text:span><text:span text:style-name="T20">fill</text:span><text:span text:style-name="T21">(</text:span><text:span text:style-name="T25">username</text:span><text:span text:style-name="T21">);</text:span></text:p>
      <text:p text:style-name="P6"><text:soft-page-break/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PASSWORD_ID</text:span><text:span text:style-name="T21">).</text:span><text:span text:style-name="T20">fill</text:span><text:span text:style-name="T21">(</text:span><text:span text:style-name="T25">password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OGIN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5">}</text:p>
      <text:p text:style-name="P11"/>
      <text:p text:style-name="P5"><text:span text:style-name="T18">test</text:span>(<text:span text:style-name="T2">'LOG_ACC_001: go to login page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LOGIN_URL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2: login with valid credentials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VALID_LOGIN_NAME</text:span><text:span text:style-name="T21">, </text:span><text:span text:style-name="T17">VALID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ACCOUNT_URL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3: login with valid username and wrong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VALID_LOGIN_NAME</text:span><text:span text:style-name="T21">, </text:span><text:span text:style-name="T17">WRONG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4: login with wrong username and valid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WRONG_LOGIN_NAME</text:span><text:span text:style-name="T21">, </text:span><text:span text:style-name="T17">VALID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5: login with wrong username and wrong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WRONG_LOGIN_NAME</text:span><text:span text:style-name="T21">, </text:span><text:span text:style-name="T17">WRONG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4"/>
      <text:p text:style-name="P4"/>
      <text:p text:style-name="P4"/>
      <text:p text:style-name="P4"/>
      <text:p text:style-name="P4"/>
      <text:p text:style-name="P13"><text:soft-page-break/>Scenario III – Checkout</text:p>
      <text:p text:style-name="P9">// @ts-nocheck</text:p>
      <text:p text:style-name="P5"><text:span text:style-name="T12">const</text:span> { <text:span text:style-name="T15">test</text:span>, <text:span text:style-name="T15">expect</text:span>, <text:span text:style-name="T15">chromium</text:span>} = <text:span text:style-name="T18">require</text:span>(<text:span text:style-name="T2">'@playwright/test'</text:span>);</text:p>
      <text:p text:style-name="P11"/>
      <text:p text:style-name="P5"><text:span text:style-name="T12">const</text:span> <text:span text:style-name="T15">URL</text:span> = <text:span text:style-name="T2">"https://automationteststore.com/"</text:span>;</text:p>
      <text:p text:style-name="P5"><text:span text:style-name="T12">const</text:span> <text:span text:style-name="T15">LOGIN_URL</text:span> = <text:span text:style-name="T2">"https://automationteststore.com/index.php?rt=account/login"</text:span>;</text:p>
      <text:p text:style-name="P5"><text:span text:style-name="T12">const</text:span> <text:span text:style-name="T15">ACCOUNT_URL</text:span> = <text:span text:style-name="T2">'https://automationteststore.com/index.php?rt=account/account'</text:span>;</text:p>
      <text:p text:style-name="P5"><text:span text:style-name="T12">const</text:span> <text:span text:style-name="T15">LOGIN_REGISTER_BUTTON</text:span> = <text:span text:style-name="T2">'Login or register'</text:span>;</text:p>
      <text:p text:style-name="P11"/>
      <text:p text:style-name="P5"><text:span text:style-name="T12">const</text:span> <text:span text:style-name="T15">LOGIN_NAME_ID</text:span> = <text:span text:style-name="T2">'[id="loginFrm_loginname"]'</text:span>;</text:p>
      <text:p text:style-name="P5"><text:span text:style-name="T12">const</text:span> <text:span text:style-name="T15">PASSWORD_ID</text:span> = <text:span text:style-name="T2">'[id="loginFrm_password"]'</text:span>;</text:p>
      <text:p text:style-name="P5"><text:span text:style-name="T12">const</text:span> <text:span text:style-name="T15">LOGIN_BUTTON</text:span> = <text:span text:style-name="T2">'[title="Login"]'</text:span>;</text:p>
      <text:p text:style-name="P11"/>
      <text:p text:style-name="P8">// valid account login</text:p>
      <text:p text:style-name="P5"><text:span text:style-name="T12">const</text:span> <text:span text:style-name="T15">VALID_LOGIN_NAME</text:span> = <text:span text:style-name="T2">'Alexandru_Bolocan'</text:span>;</text:p>
      <text:p text:style-name="P5"><text:span text:style-name="T12">const</text:span> <text:span text:style-name="T15">VALID_PASSWORD</text:span> = <text:span text:style-name="T2">'pass1234'</text:span>;</text:p>
      <text:p text:style-name="P11"/>
      <text:p text:style-name="P5"><text:span text:style-name="T12">async</text:span> <text:span text:style-name="T12">function</text:span> <text:span text:style-name="T18">go_to_login</text:span>(<text:span text:style-name="T23">page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goto</text:span><text:span text:style-name="T21">(</text:span><text:span text:style-name="T17">URL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17">LOGIN_REGISTER_BUTTON</text:span><text:span text:style-name="T21"> }).</text:span><text:span text:style-name="T20">click</text:span><text:span text:style-name="T21">();</text:span></text:p>
      <text:p text:style-name="P5">}</text:p>
      <text:p text:style-name="P11"/>
      <text:p text:style-name="P5"><text:span text:style-name="T12">async</text:span> <text:span text:style-name="T12">function</text:span> <text:span text:style-name="T18">login</text:span>(<text:span text:style-name="T23">page</text:span>, <text:span text:style-name="T23">username</text:span>, <text:span text:style-name="T23">password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OGIN_NAME_ID</text:span><text:span text:style-name="T21">).</text:span><text:span text:style-name="T20">fill</text:span><text:span text:style-name="T21">(</text:span><text:span text:style-name="T25">usernam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PASSWORD_ID</text:span><text:span text:style-name="T21">).</text:span><text:span text:style-name="T20">fill</text:span><text:span text:style-name="T21">(</text:span><text:span text:style-name="T25">password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17">LOGIN_BUTTON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5">}</text:p>
      <text:p text:style-name="P11"/>
      <text:p text:style-name="P5"><text:span text:style-name="T12">async</text:span> <text:span text:style-name="T12">function</text:span> <text:span text:style-name="T18">checkout</text:span>(<text:span text:style-name="T23">page</text:span>) {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7">'Apparel &amp; accessories'</text:span><text:span text:style-name="T21"> }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7">'#maincontainer'</text:span><text:span text:style-name="T21">).</text:span><text:span text:style-name="T20">getByRole</text:span><text:span text:style-name="T21">(</text:span><text:span text:style-name="T7">'listitem'</text:span><text:span text:style-name="T21">).</text:span><text:span text:style-name="T20">filter</text:span><text:span text:style-name="T21">({ </text:span><text:span text:style-name="T25">hasText:</text:span><text:span text:style-name="T21"> </text:span><text:span text:style-name="T7">'T-shirts'</text:span><text:span text:style-name="T21"> }).</text:span><text:span text:style-name="T20">getByRole</text:span><text:span text:style-name="T21">(</text:span><text:span text:style-name="T7">'link'</text:span><text:span text:style-name="T21">).</text:span><text:span text:style-name="T20">first</text:span><text:span text:style-name="T21">(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7">''</text:span><text:span text:style-name="T21"> }).</text:span><text:span text:style-name="T20">first</text:span><text:span text:style-name="T21">(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getByRole</text:span><text:span text:style-name="T21">(</text:span><text:span text:style-name="T7">'link'</text:span><text:span text:style-name="T21">, { </text:span><text:span text:style-name="T25">name:</text:span><text:span text:style-name="T21"> </text:span><text:span text:style-name="T7">' Add to Cart'</text:span><text:span text:style-name="T21"> }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7">'#cart_checkout1'</text:span><text:span text:style-name="T21">).</text:span><text:span text:style-name="T20">click</text:span><text:span text:style-name="T21">(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locator</text:span><text:span text:style-name="T21">(</text:span><text:span text:style-name="T7">'#checkout_btn'</text:span><text:span text:style-name="T21">).</text:span><text:span text:style-name="T20">click</text:span><text:span text:style-name="T21">();</text:span></text:p>
      <text:p text:style-name="P5">}</text:p>
      <text:p text:style-name="P11"/>
      <text:p text:style-name="P5"><text:span text:style-name="T18">test</text:span>(<text:span text:style-name="T2">'LOG_ACC_001: go to login page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LOGIN_URL</text:span><text:span text:style-name="T21">);</text:span></text:p>
      <text:p text:style-name="P5">});</text:p>
      <text:p text:style-name="P11"><text:soft-page-break/></text:p>
      <text:p text:style-name="P5"><text:span text:style-name="T18">test</text:span>(<text:span text:style-name="T2">'LOG_ACC_002: login with valid credentials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VALID_LOGIN_NAME</text:span><text:span text:style-name="T21">, </text:span><text:span text:style-name="T17">VALID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ACCOUNT_URL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3: login with valid username and wrong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VALID_LOGIN_NAME</text:span><text:span text:style-name="T21">, </text:span><text:span text:style-name="T17">WRONG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4: login with wrong username and valid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WRONG_LOGIN_NAME</text:span><text:span text:style-name="T21">, </text:span><text:span text:style-name="T17">VALID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11"/>
      <text:p text:style-name="P5"><text:span text:style-name="T18">test</text:span>(<text:span text:style-name="T2">'LOG_ACC_005: login with wrong username and wrong password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WRONG_LOGIN_NAME</text:span><text:span text:style-name="T21">, </text:span><text:span text:style-name="T17">WRONG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BeVisible</text:span><text:span text:style-name="T21">(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.</text:span><text:span text:style-name="T20">locator</text:span><text:span text:style-name="T21">(</text:span><text:span text:style-name="T17">ERR_MESSAGE_CLASS</text:span><text:span text:style-name="T21">)).</text:span><text:span text:style-name="T20">toContainText</text:span><text:span text:style-name="T21">(</text:span><text:span text:style-name="T17">ERR_MESSAGE</text:span><text:span text:style-name="T21">);</text:span></text:p>
      <text:p text:style-name="P5">});</text:p>
      <text:p text:style-name="P11"/>
      <text:p text:style-name="P5"><text:span text:style-name="T18">test</text:span>(<text:span text:style-name="T2">'CH_001: buy a product'</text:span>, <text:span text:style-name="T12">async</text:span>({ <text:span text:style-name="T23">page</text:span> }) <text:span text:style-name="T12">=&gt;</text:span> {</text:p>
      <text:p text:style-name="P6">    <text:span text:style-name="T27">await</text:span><text:span text:style-name="T21"> </text:span><text:span text:style-name="T20">go_to_login</text:span><text:span text:style-name="T21">(</text:span><text:span text:style-name="T25">page</text:span><text:span text:style-name="T21">);</text:span></text:p>
      <text:p text:style-name="P6">    <text:span text:style-name="T27">await</text:span><text:span text:style-name="T21"> </text:span><text:span text:style-name="T25">page</text:span><text:span text:style-name="T21">.</text:span><text:span text:style-name="T20">waitForTimeout</text:span><text:span text:style-name="T21">(</text:span><text:span text:style-name="T29">1000</text:span><text:span text:style-name="T21">);</text:span></text:p>
      <text:p text:style-name="P6">    <text:span text:style-name="T27">await</text:span><text:span text:style-name="T21"> </text:span><text:span text:style-name="T20">login</text:span><text:span text:style-name="T21">(</text:span><text:span text:style-name="T25">page</text:span><text:span text:style-name="T21">, </text:span><text:span text:style-name="T17">VALID_LOGIN_NAME</text:span><text:span text:style-name="T21">, </text:span><text:span text:style-name="T17">VALID_PASSWORD</text:span><text:span text:style-name="T21">);</text:span></text:p>
      <text:p text:style-name="P6">    <text:span text:style-name="T27">await</text:span><text:span text:style-name="T21"> </text:span><text:span text:style-name="T20">expect</text:span><text:span text:style-name="T21">(</text:span><text:span text:style-name="T25">page</text:span><text:span text:style-name="T21">).</text:span><text:span text:style-name="T20">toHaveURL</text:span><text:span text:style-name="T21">(</text:span><text:span text:style-name="T17">ACCOUNT_URL</text:span><text:span text:style-name="T21">);</text:span></text:p>
      <text:p text:style-name="P6">    <text:span text:style-name="T27">await</text:span><text:span text:style-name="T21"> </text:span><text:span text:style-name="T20">checkout</text:span><text:span text:style-name="T21">(</text:span><text:span text:style-name="T25">page</text:span><text:span text:style-name="T21">);</text:span></text:p>
      <text:p text:style-name="P5">});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Ubuntu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13:12:52.533000000</dc:date>
    <meta:editing-duration>PT19M8S</meta:editing-duration>
    <meta:editing-cycles>1</meta:editing-cycles>
    <meta:document-statistic meta:table-count="0" meta:image-count="0" meta:object-count="0" meta:page-count="8" meta:paragraph-count="316" meta:word-count="1218" meta:character-count="14906" meta:non-whitespace-character-count="13315"/>
    <meta:generator>LibreOffice/7.4.1.2$Windows_X86_64 LibreOffice_project/3c58a8f3a960df8bc8fd77b461821e42c061c5f0</meta:generator>
  </office:meta>
</office:document-meta>
</file>